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s text:c="5"/>NEW STOCK OR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 a use, I should be able to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r for stock from the stock 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ordering stock, is should be able to…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a product/cost 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y the expected date for the stock to be deliv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y the required units of the selected produ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e a com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OCK ADJUST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 a use, I should be able to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 an existing stock ord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adjusting an order, I should be able to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 item to be adjus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 the ware house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ide reason for the adjus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details of the st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 quant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additional notes to the adjustm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EW PRICE REQU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 a use, I should be able to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est for prices of sto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requesting for prices, I should be able to 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reference to the individual 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a supplier to who the request is to be s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 a suppl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an item to the request</text:p>
          </table:table-cell>
          <table:table-cell table:number-columns-repeated="63"/>
          <table:table-cell table:number-columns-repeated="960" office:value-type="string" calcext:value-type="string">
            <text:p>Add an item to the request</text:p>
          </table:table-cell>
        </table:table-row>
        <table:table-row table:style-name="ro1">
          <table:table-cell office:value-type="string" calcext:value-type="string">
            <text:p>Provide details of the selected 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y units of the i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te a note to the suppl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cel a reque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CEIP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 a use, I should be able to <text:span text:style-name="T1">generate a receipt for any purchase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 should be able to see the following on the generated receipt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rchase order numb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rchase order receive numb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urchase order receive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should be able to add note to the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should <text:s/>be able to save a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should be able to cancel a receip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7:54:17.493486697</meta:creation-date>
    <dc:date>2018-07-26T18:22:35.532380532</dc:date>
    <meta:editing-duration>PT7M4S</meta:editing-duration>
    <meta:editing-cycles>1</meta:editing-cycles>
    <meta:document-statistic meta:table-count="1" meta:cell-count="999" meta:object-count="0"/>
    <meta:generator>LibreOffice/5.2.2.2$Linux_X86_64 LibreOffice_project/20m0$Build-2</meta:generator>
  </office:meta>
</office:document-meta>
</file>